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6pt" fo:font-weight="bold" style:font-size-asian="14pt" style:font-weight-asian="bold" style:font-size-complex="16pt" style:font-weight-complex="bold"/>
    </style:style>
    <style:style style:name="P2" style:family="paragraph" style:parent-style-name="Standard">
      <style:text-properties fo:font-size="16pt" fo:font-weight="bold" officeooo:paragraph-rsid="002558fe" style:font-size-asian="14pt" style:font-weight-asian="bold" style:font-size-complex="16pt" style:font-weight-complex="bold"/>
    </style:style>
    <style:style style:name="P3" style:family="paragraph" style:parent-style-name="Standard">
      <style:text-properties fo:font-size="16pt" officeooo:paragraph-rsid="00252724" style:font-size-asian="16pt" style:font-size-complex="16pt"/>
    </style:style>
    <style:style style:name="P4" style:family="paragraph" style:parent-style-name="Standard">
      <style:text-properties style:font-name="sans-serif" fo:font-size="31.5pt" fo:font-weight="bold" style:font-size-asian="14pt" style:font-weight-asian="bold" style:font-size-complex="16pt" style:font-weight-complex="bold"/>
    </style:style>
    <style:style style:name="P5" style:family="paragraph" style:parent-style-name="Standard">
      <style:text-properties style:font-name="sans-serif" fo:font-size="12.75pt" officeooo:paragraph-rsid="001e8959"/>
    </style:style>
    <style:style style:name="P6" style:family="paragraph" style:parent-style-name="Standard">
      <style:text-properties style:font-name="sans-serif" fo:font-size="12.75pt" officeooo:paragraph-rsid="002558fe"/>
    </style:style>
    <style:style style:name="P7" style:family="paragraph" style:parent-style-name="Standard">
      <style:text-properties style:font-name="sans-serif" fo:font-size="15pt" fo:font-weight="bold" style:font-size-asian="15pt" style:font-weight-asian="bold" style:font-size-complex="15pt" style:font-weight-complex="bold"/>
    </style:style>
    <style:style style:name="P8" style:family="paragraph" style:parent-style-name="Standard">
      <style:text-properties fo:font-size="18pt" officeooo:rsid="001a8386" officeooo:paragraph-rsid="00252724" style:font-size-asian="15.75pt" style:font-size-complex="18pt"/>
    </style:style>
    <style:style style:name="P9" style:family="paragraph" style:parent-style-name="Standard">
      <style:text-properties fo:font-size="18pt" fo:font-weight="bold" style:font-size-asian="18pt" style:font-weight-asian="bold" style:font-size-complex="18pt" style:font-weight-complex="bold"/>
    </style:style>
    <style:style style:name="P10" style:family="paragraph" style:parent-style-name="Standard">
      <style:text-properties officeooo:paragraph-rsid="00252724"/>
    </style:style>
    <style:style style:name="P11" style:family="paragraph" style:parent-style-name="Standard">
      <style:text-properties fo:font-size="24pt" style:text-underline-style="none" fo:font-weight="bold" officeooo:rsid="00252724" officeooo:paragraph-rsid="00252724" style:font-size-asian="24pt" style:font-weight-asian="bold" style:font-size-complex="24pt" style:font-weight-complex="bold"/>
    </style:style>
    <style:style style:name="P12" style:family="paragraph" style:parent-style-name="Standard">
      <style:text-properties fo:font-size="24pt" fo:font-weight="bold" style:font-size-asian="24pt" style:font-weight-asian="bold" style:font-size-complex="24pt" style:font-weight-complex="bold"/>
    </style:style>
    <style:style style:name="P13" style:family="paragraph" style:parent-style-name="Standard">
      <style:text-properties fo:font-size="26pt" fo:font-weight="bold" officeooo:rsid="0016d1a8" officeooo:paragraph-rsid="00252724" style:font-size-asian="22.75pt" style:font-weight-asian="bold" style:font-size-complex="26pt" style:font-weight-complex="bold"/>
    </style:style>
    <style:style style:name="P14" style:family="paragraph" style:parent-style-name="Standard">
      <style:text-properties fo:font-size="16.5pt"/>
    </style:style>
    <style:style style:name="P15" style:family="paragraph" style:parent-style-name="Standard">
      <style:text-properties fo:font-size="16.5pt" officeooo:paragraph-rsid="002df3b7"/>
    </style:style>
    <style:style style:name="P16" style:family="paragraph" style:parent-style-name="Standard">
      <style:text-properties style:font-name="Liberation Serif" fo:font-size="16pt" officeooo:paragraph-rsid="002e7858" style:font-size-asian="16pt" style:font-size-complex="16pt"/>
    </style:style>
    <style:style style:name="P17" style:family="paragraph" style:parent-style-name="Standard">
      <style:text-properties fo:font-size="20pt" fo:font-weight="bold" officeooo:rsid="002ec40d" officeooo:paragraph-rsid="002ec40d" style:font-size-asian="17.5pt" style:font-weight-asian="bold" style:font-size-complex="20pt" style:font-weight-complex="bold"/>
    </style:style>
    <style:style style:name="P18" style:family="paragraph" style:parent-style-name="Standard">
      <style:text-properties fo:font-size="20pt" fo:font-weight="bold" officeooo:rsid="00306d60" officeooo:paragraph-rsid="00306d60" style:font-size-asian="17.5pt" style:font-weight-asian="bold" style:font-size-complex="20pt" style:font-weight-complex="bold"/>
    </style:style>
    <style:style style:name="P19" style:family="paragraph" style:parent-style-name="Standard">
      <style:text-properties fo:font-size="15pt" fo:font-weight="bold" officeooo:paragraph-rsid="002558fe" style:font-size-asian="15pt" style:font-weight-asian="bold" style:font-size-complex="15pt" style:font-weight-complex="bold"/>
    </style:style>
    <style:style style:name="P20" style:family="paragraph" style:parent-style-name="Text_20_body">
      <style:text-properties fo:font-size="18pt" fo:font-weight="bold" officeooo:rsid="001a8386" officeooo:paragraph-rsid="00252724" style:font-size-asian="15.75pt" style:font-weight-asian="bold" style:font-size-complex="18pt" style:font-weight-complex="bold"/>
    </style:style>
    <style:style style:name="P21" style:family="paragraph" style:parent-style-name="Text_20_body">
      <style:text-properties fo:font-size="18pt" style:text-underline-style="none" fo:font-weight="bold" officeooo:rsid="002bab41" officeooo:paragraph-rsid="002bab41" style:font-size-asian="15.75pt" style:font-weight-asian="bold" style:font-size-complex="18pt" style:font-weight-complex="bold"/>
    </style:style>
    <style:style style:name="P22" style:family="paragraph" style:parent-style-name="Text_20_body">
      <style:text-properties fo:font-size="18pt" officeooo:paragraph-rsid="00252724" style:font-size-asian="18pt" style:font-size-complex="18pt"/>
    </style:style>
    <style:style style:name="P23" style:family="paragraph" style:parent-style-name="Text_20_body">
      <style:text-properties officeooo:paragraph-rsid="00252724"/>
    </style:style>
    <style:style style:name="P24" style:family="paragraph" style:parent-style-name="Text_20_body">
      <style:text-properties fo:font-size="16pt" style:font-size-asian="16pt" style:font-size-complex="16pt"/>
    </style:style>
    <style:style style:name="P25" style:family="paragraph" style:parent-style-name="Text_20_body">
      <style:text-properties fo:font-size="16pt" style:text-underline-style="none" fo:font-weight="bold" officeooo:rsid="002bab41" officeooo:paragraph-rsid="002bab41" style:font-size-asian="14pt" style:font-weight-asian="bold" style:font-size-complex="16pt" style:font-weight-complex="bold"/>
    </style:style>
    <style:style style:name="P26" style:family="paragraph" style:parent-style-name="Text_20_body">
      <style:text-properties fo:font-size="16pt" style:text-underline-style="none" fo:font-weight="normal" officeooo:rsid="0026ab01" officeooo:paragraph-rsid="0026ab01" style:font-size-asian="16pt" style:font-weight-asian="normal" style:font-size-complex="16pt" style:font-weight-complex="normal"/>
    </style:style>
    <style:style style:name="P27" style:family="paragraph" style:parent-style-name="Text_20_body">
      <style:text-properties fo:font-size="16pt" style:text-underline-style="none" fo:font-weight="normal" officeooo:rsid="002aa1f6" officeooo:paragraph-rsid="002aa1f6" style:font-size-asian="14pt" style:font-weight-asian="normal" style:font-size-complex="16pt" style:font-weight-complex="normal"/>
    </style:style>
    <style:style style:name="P28" style:family="paragraph" style:parent-style-name="Text_20_body">
      <style:text-properties fo:font-size="16pt" style:text-underline-style="none" fo:font-weight="normal" officeooo:rsid="002bab41" officeooo:paragraph-rsid="002bab41" style:font-size-asian="14pt" style:font-weight-asian="normal" style:font-size-complex="16pt" style:font-weight-complex="normal"/>
    </style:style>
    <style:style style:name="P29" style:family="paragraph" style:parent-style-name="Text_20_body">
      <style:text-properties fo:font-size="16pt" style:text-underline-style="none" fo:font-weight="normal" officeooo:rsid="002bab41" officeooo:paragraph-rsid="002c28ba" style:font-size-asian="14pt" style:font-weight-asian="normal" style:font-size-complex="16pt" style:font-weight-complex="normal"/>
    </style:style>
    <style:style style:name="P30" style:family="paragraph" style:parent-style-name="Text_20_body">
      <style:text-properties fo:font-size="16pt" style:text-underline-style="none" fo:font-weight="normal" officeooo:rsid="002bab41" officeooo:paragraph-rsid="002df3b7" style:font-size-asian="14pt" style:font-weight-asian="normal" style:font-size-complex="16pt" style:font-weight-complex="normal"/>
    </style:style>
    <style:style style:name="P31" style:family="paragraph" style:parent-style-name="Text_20_body">
      <style:text-properties fo:font-size="16pt" style:text-underline-style="none" fo:font-weight="normal" officeooo:rsid="002bd2dc" officeooo:paragraph-rsid="002bd2dc" style:font-size-asian="14pt" style:font-weight-asian="normal" style:font-size-complex="16pt" style:font-weight-complex="normal"/>
    </style:style>
    <style:style style:name="P32" style:family="paragraph" style:parent-style-name="Text_20_body">
      <style:text-properties fo:font-size="16pt" fo:font-weight="bold" officeooo:paragraph-rsid="00204765" style:font-size-asian="14pt" style:font-weight-asian="bold" style:font-size-complex="16pt" style:font-weight-complex="bold"/>
    </style:style>
    <style:style style:name="P33" style:family="paragraph" style:parent-style-name="Text_20_body">
      <style:text-properties fo:font-size="16pt" fo:font-weight="normal" style:font-size-asian="16pt" style:font-weight-asian="normal" style:font-size-complex="16pt" style:font-weight-complex="normal"/>
    </style:style>
    <style:style style:name="P34" style:family="paragraph" style:parent-style-name="Text_20_body">
      <style:text-properties fo:font-size="20pt" style:text-underline-style="solid" style:text-underline-width="auto" style:text-underline-color="font-color" fo:font-weight="bold" officeooo:rsid="00252724" officeooo:paragraph-rsid="002df3b7" style:font-size-asian="20pt" style:font-weight-asian="bold" style:font-size-complex="20pt" style:font-weight-complex="bold"/>
    </style:style>
    <style:style style:name="P35" style:family="paragraph" style:parent-style-name="Text_20_body">
      <style:text-properties fo:font-size="20pt" style:text-underline-style="solid" style:text-underline-width="auto" style:text-underline-color="font-color" fo:font-weight="bold" officeooo:rsid="002558fe" officeooo:paragraph-rsid="00268d80" style:font-size-asian="20pt" style:font-weight-asian="bold" style:font-size-complex="20pt" style:font-weight-complex="bold"/>
    </style:style>
    <style:style style:name="P36" style:family="paragraph" style:parent-style-name="Text_20_body">
      <style:text-properties fo:font-size="20pt" style:text-underline-style="solid" style:text-underline-width="auto" style:text-underline-color="font-color" fo:font-weight="bold" officeooo:rsid="002e7858" officeooo:paragraph-rsid="002e7858" style:font-size-asian="20pt" style:font-weight-asian="bold" style:font-size-complex="20pt" style:font-weight-complex="bold"/>
    </style:style>
    <style:style style:name="P37" style:family="paragraph" style:parent-style-name="Text_20_body">
      <style:text-properties fo:font-size="20pt" style:text-underline-style="none" fo:font-weight="bold" officeooo:rsid="002959d7" officeooo:paragraph-rsid="002959d7" style:font-size-asian="17.5pt" style:font-weight-asian="bold" style:font-size-complex="20pt" style:font-weight-complex="bold"/>
    </style:style>
    <style:style style:name="P38" style:family="paragraph" style:parent-style-name="Text_20_body">
      <style:text-properties officeooo:paragraph-rsid="00268d80"/>
    </style:style>
    <style:style style:name="P39" style:family="paragraph" style:parent-style-name="Text_20_body">
      <style:text-properties officeooo:rsid="00268d80" officeooo:paragraph-rsid="0030494e"/>
    </style:style>
    <style:style style:name="P40" style:family="paragraph" style:parent-style-name="Text_20_body">
      <style:text-properties officeooo:paragraph-rsid="002a7685"/>
    </style:style>
    <style:style style:name="P41" style:family="paragraph" style:parent-style-name="Text_20_body">
      <style:text-properties officeooo:paragraph-rsid="002bd2dc"/>
    </style:style>
    <style:style style:name="P42" style:family="paragraph" style:parent-style-name="Text_20_body">
      <style:text-properties officeooo:paragraph-rsid="002df3b7"/>
    </style:style>
    <style:style style:name="P43" style:family="paragraph" style:parent-style-name="Text_20_body">
      <style:text-properties style:font-name="Liberation Serif" fo:font-size="16pt" style:text-underline-style="none" fo:font-weight="bold" officeooo:rsid="00252724" officeooo:paragraph-rsid="00252724" style:font-size-asian="16pt" style:font-weight-asian="bold" style:font-size-complex="16pt" style:font-weight-complex="bold"/>
    </style:style>
    <style:style style:name="P44" style:family="paragraph" style:parent-style-name="Text_20_body">
      <style:paragraph-properties fo:margin-top="0cm" fo:margin-bottom="0.247cm" style:contextual-spacing="false" fo:line-height="120%"/>
      <style:text-properties fo:font-size="18pt" fo:font-weight="bold" officeooo:rsid="00236098" officeooo:paragraph-rsid="002bd2dc" style:font-size-asian="18pt" style:font-weight-asian="bold" style:font-size-complex="18pt" style:font-weight-complex="bold"/>
    </style:style>
    <style:style style:name="P45" style:family="paragraph" style:parent-style-name="Text_20_body">
      <style:paragraph-properties fo:margin-top="0cm" fo:margin-bottom="0.247cm" style:contextual-spacing="false" fo:line-height="120%"/>
      <style:text-properties fo:font-size="18pt" fo:font-weight="bold" officeooo:rsid="00252724" officeooo:paragraph-rsid="002bd2dc" style:font-size-asian="18pt" style:font-weight-asian="bold" style:font-size-complex="18pt" style:font-weight-complex="bold"/>
    </style:style>
    <style:style style:name="P46" style:family="paragraph" style:parent-style-name="Preformatted_20_Text">
      <style:paragraph-properties fo:margin-top="0cm" fo:margin-bottom="0.499cm" style:contextual-spacing="false"/>
      <style:text-properties style:font-name="Liberation Serif" fo:font-size="16pt" style:font-size-asian="16pt" style:font-size-complex="16pt"/>
    </style:style>
    <style:style style:name="P47" style:family="paragraph" style:parent-style-name="Preformatted_20_Text">
      <style:paragraph-properties fo:margin-top="0cm" fo:margin-bottom="0.499cm" style:contextual-spacing="false"/>
      <style:text-properties fo:font-size="15pt" style:font-size-asian="15pt" style:font-size-complex="15pt"/>
    </style:style>
    <style:style style:name="P48" style:family="paragraph" style:parent-style-name="Standard" style:list-style-name="L5">
      <style:text-properties officeooo:paragraph-rsid="00252724"/>
    </style:style>
    <style:style style:name="P49" style:family="paragraph" style:parent-style-name="Standard" style:list-style-name="L5">
      <style:text-properties fo:font-size="16pt" officeooo:paragraph-rsid="00252724" style:font-size-asian="16pt" style:font-size-complex="16pt"/>
    </style:style>
    <style:style style:name="P50" style:family="paragraph" style:parent-style-name="Standard">
      <style:text-properties style:font-name="Liberation Serif" fo:font-size="16pt" fo:font-weight="normal" officeooo:rsid="002e7858" style:font-size-asian="14pt" style:font-weight-asian="normal" style:font-size-complex="16pt" style:font-weight-complex="normal"/>
    </style:style>
    <style:style style:name="P51" style:family="paragraph" style:parent-style-name="Text_20_body">
      <style:text-properties fo:font-size="18pt" fo:font-weight="bold" officeooo:rsid="00206481" officeooo:paragraph-rsid="002bd2dc" style:font-size-asian="18pt" style:font-weight-asian="bold" style:font-size-complex="18pt" style:font-weight-complex="bold"/>
    </style:style>
    <style:style style:name="P52" style:family="paragraph" style:parent-style-name="Text_20_body" style:list-style-name="L9">
      <style:text-properties fo:font-size="18pt" officeooo:rsid="002ec40d" officeooo:paragraph-rsid="002ec40d" style:font-size-asian="18pt" style:font-size-complex="18pt"/>
    </style:style>
    <style:style style:name="P53" style:family="paragraph" style:parent-style-name="Text_20_body">
      <style:text-properties fo:font-size="16pt" officeooo:paragraph-rsid="002bd2dc" style:font-size-asian="16pt" style:font-size-complex="16pt"/>
    </style:style>
    <style:style style:name="P54" style:family="paragraph" style:parent-style-name="Text_20_body" style:list-style-name="L3">
      <style:text-properties fo:font-size="16pt" officeooo:rsid="001a8386" officeooo:paragraph-rsid="00252724" style:font-size-asian="16pt" style:font-size-complex="16pt"/>
    </style:style>
    <style:style style:name="P55" style:family="paragraph" style:parent-style-name="Text_20_body" style:list-style-name="L3">
      <style:text-properties fo:font-size="16pt" officeooo:paragraph-rsid="00252724" style:font-size-asian="16pt" style:font-size-complex="16pt"/>
    </style:style>
    <style:style style:name="P56" style:family="paragraph" style:parent-style-name="Text_20_body">
      <style:text-properties fo:font-size="16pt" officeooo:paragraph-rsid="002a7685" style:font-size-asian="16pt" style:font-size-complex="16pt"/>
    </style:style>
    <style:style style:name="P57" style:family="paragraph" style:parent-style-name="Text_20_body" style:list-style-name="L4">
      <style:text-properties fo:font-size="16pt" officeooo:paragraph-rsid="00252724" style:font-size-asian="14pt" style:font-size-complex="16pt"/>
    </style:style>
    <style:style style:name="P58" style:family="paragraph" style:parent-style-name="Text_20_body">
      <style:text-properties fo:font-size="16pt" style:text-underline-style="none" officeooo:rsid="00268d80" officeooo:paragraph-rsid="00268d80" style:font-size-asian="16pt" style:font-size-complex="16pt"/>
    </style:style>
    <style:style style:name="P59" style:family="paragraph" style:parent-style-name="Text_20_body">
      <style:text-properties fo:font-size="16pt" style:text-underline-style="none" officeooo:rsid="00268d80" officeooo:paragraph-rsid="0030494e" style:font-size-asian="16pt" style:font-size-complex="16pt"/>
    </style:style>
    <style:style style:name="P60" style:family="paragraph" style:parent-style-name="Text_20_body" style:list-style-name="L6">
      <style:text-properties fo:font-size="16pt" style:text-underline-style="none" fo:font-weight="normal" officeooo:rsid="0026ab01" officeooo:paragraph-rsid="0026ab01" style:font-size-asian="16pt" style:font-weight-asian="normal" style:font-size-complex="16pt" style:font-weight-complex="normal"/>
    </style:style>
    <style:style style:name="P61" style:family="paragraph" style:parent-style-name="Text_20_body" style:list-style-name="L8">
      <style:text-properties fo:font-size="16pt" style:text-underline-style="none" fo:font-weight="normal" officeooo:rsid="002bab41" officeooo:paragraph-rsid="002bab41" style:font-size-asian="14pt" style:font-weight-asian="normal" style:font-size-complex="16pt" style:font-weight-complex="normal"/>
    </style:style>
    <style:style style:name="P62" style:family="paragraph" style:parent-style-name="Text_20_body">
      <style:text-properties fo:font-size="16pt" style:text-underline-style="none" fo:font-weight="bold" officeooo:rsid="002bab41" officeooo:paragraph-rsid="002bab41" style:font-size-asian="14pt" style:font-weight-asian="bold" style:font-size-complex="16pt" style:font-weight-complex="bold"/>
    </style:style>
    <style:style style:name="P63" style:family="paragraph" style:parent-style-name="Text_20_body" style:list-style-name="L7">
      <style:text-properties fo:font-size="20pt" style:text-underline-style="solid" style:text-underline-width="auto" style:text-underline-color="font-color" fo:font-weight="bold" officeooo:rsid="002aa1f6" officeooo:paragraph-rsid="002aa1f6" style:font-size-asian="17.5pt" style:font-weight-asian="bold" style:font-size-complex="20pt" style:font-weight-complex="bold"/>
    </style:style>
    <style:style style:name="P64" style:family="paragraph" style:parent-style-name="Text_20_body" style:list-style-name="L9">
      <style:text-properties officeooo:paragraph-rsid="002ec40d"/>
    </style:style>
    <style:style style:name="P65" style:family="paragraph" style:parent-style-name="Text_20_body" style:list-style-name="L1" style:master-page-name="">
      <style:paragraph-properties fo:margin-top="0cm" fo:margin-bottom="0.247cm" style:contextual-spacing="false" fo:line-height="120%" style:page-number="auto"/>
      <style:text-properties fo:font-size="18pt" fo:font-weight="bold" officeooo:rsid="00206481" officeooo:paragraph-rsid="002bd2dc" style:font-size-asian="18pt" style:font-weight-asian="bold" style:font-size-complex="18pt" style:font-weight-complex="bold"/>
    </style:style>
    <style:style style:name="P66" style:family="paragraph" style:parent-style-name="Text_20_body" style:list-style-name="L1">
      <style:paragraph-properties fo:margin-top="0cm" fo:margin-bottom="0.247cm" style:contextual-spacing="false" fo:line-height="120%"/>
      <style:text-properties fo:font-size="18pt" fo:font-weight="bold" officeooo:rsid="00206481" officeooo:paragraph-rsid="002bd2dc" style:font-size-asian="18pt" style:font-weight-asian="bold" style:font-size-complex="18pt" style:font-weight-complex="bold"/>
    </style:style>
    <style:style style:name="P67" style:family="paragraph" style:parent-style-name="Text_20_body" style:list-style-name="L1">
      <style:paragraph-properties fo:margin-top="0cm" fo:margin-bottom="0.247cm" style:contextual-spacing="false" fo:line-height="120%"/>
      <style:text-properties fo:font-size="18pt" fo:font-weight="bold" officeooo:rsid="00236098" officeooo:paragraph-rsid="002bd2dc" style:font-size-asian="18pt" style:font-weight-asian="bold" style:font-size-complex="18pt" style:font-weight-complex="bold"/>
    </style:style>
    <style:style style:name="P68" style:family="paragraph" style:parent-style-name="Text_20_body" style:list-style-name="L2">
      <style:paragraph-properties fo:margin-top="0cm" fo:margin-bottom="0.247cm" style:contextual-spacing="false" fo:line-height="120%"/>
      <style:text-properties fo:font-size="18pt" fo:font-weight="bold" officeooo:rsid="00236098" officeooo:paragraph-rsid="002bd2dc" style:font-size-asian="18pt" style:font-weight-asian="bold" style:font-size-complex="18pt" style:font-weight-complex="bold"/>
    </style:style>
    <style:style style:name="P69" style:family="paragraph" style:parent-style-name="Heading_20_3">
      <style:text-properties officeooo:paragraph-rsid="002df3b7"/>
    </style:style>
    <style:style style:name="P70" style:family="paragraph" style:parent-style-name="Heading_20_3">
      <style:text-properties fo:color="#000000" officeooo:paragraph-rsid="002df3b7" fo:background-color="transparent"/>
    </style:style>
    <style:style style:name="P71" style:family="paragraph" style:parent-style-name="Preformatted_20_Text" style:list-style-name="L8">
      <style:text-properties officeooo:paragraph-rsid="002bab41"/>
    </style:style>
    <style:style style:name="P72" style:family="paragraph" style:parent-style-name="Preformatted_20_Text" style:list-style-name="L8">
      <style:text-properties fo:font-size="16pt" style:text-underline-style="none" fo:font-weight="normal" officeooo:rsid="002bab41" officeooo:paragraph-rsid="002bab41" style:font-size-asian="14pt" style:font-weight-asian="normal" style:font-size-complex="16pt" style:font-weight-complex="normal"/>
    </style:style>
    <style:style style:name="P73" style:family="paragraph" style:parent-style-name="Preformatted_20_Text">
      <style:text-properties style:font-name="Liberation Serif" fo:font-size="16pt" officeooo:rsid="002bab41" officeooo:paragraph-rsid="002bab41" style:font-size-asian="16pt" style:font-size-complex="16pt"/>
    </style:style>
    <style:style style:name="P74" style:family="paragraph" style:parent-style-name="Preformatted_20_Text" style:list-style-name="L8">
      <style:text-properties style:font-name="Liberation Serif" fo:font-size="16pt" officeooo:rsid="002bab41" officeooo:paragraph-rsid="002bab41" style:font-size-asian="16pt" style:font-size-complex="16pt"/>
    </style:style>
    <style:style style:name="T1" style:family="text">
      <style:text-properties fo:font-size="16pt" style:font-size-asian="16pt" style:font-size-complex="16pt"/>
    </style:style>
    <style:style style:name="T2" style:family="text">
      <style:text-properties fo:font-size="16pt" officeooo:rsid="002a7685" style:font-size-asian="16pt" style:font-size-complex="16pt"/>
    </style:style>
    <style:style style:name="T3" style:family="text">
      <style:text-properties fo:font-size="16pt" officeooo:rsid="002bab41" style:font-size-asian="16pt" style:font-size-complex="16pt"/>
    </style:style>
    <style:style style:name="T4" style:family="text">
      <style:text-properties fo:font-size="16pt" fo:font-weight="normal" style:font-size-asian="14pt" style:font-weight-asian="normal" style:font-size-complex="16pt" style:font-weight-complex="normal"/>
    </style:style>
    <style:style style:name="T5" style:family="text">
      <style:text-properties fo:font-size="16pt" fo:font-weight="normal" officeooo:rsid="002a7685" style:font-size-asian="14pt" style:font-weight-asian="normal" style:font-size-complex="16pt" style:font-weight-complex="normal"/>
    </style:style>
    <style:style style:name="T6" style:family="text">
      <style:text-properties fo:font-size="16pt" style:text-underline-style="none" fo:font-weight="normal" officeooo:rsid="00268d80" style:font-size-asian="14pt" style:font-weight-asian="normal" style:font-size-complex="16pt" style:font-weight-complex="normal"/>
    </style:style>
    <style:style style:name="T7" style:family="text">
      <style:text-properties fo:font-size="16pt" style:text-underline-style="none" fo:font-weight="normal" officeooo:rsid="002a7685" style:font-size-asian="14pt" style:font-weight-asian="normal" style:font-size-complex="16pt" style:font-weight-complex="normal"/>
    </style:style>
    <style:style style:name="T8" style:family="text">
      <style:text-properties fo:font-size="16pt" style:text-underline-style="none" fo:font-weight="normal" officeooo:rsid="002bab41" style:font-size-asian="14pt" style:font-weight-asian="normal" style:font-size-complex="16pt" style:font-weight-complex="normal"/>
    </style:style>
    <style:style style:name="T9" style:family="text">
      <style:text-properties fo:font-size="16pt" style:text-underline-style="none" fo:font-weight="normal" style:font-size-asian="16pt" style:font-weight-asian="normal" style:font-size-complex="16pt" style:font-weight-complex="normal"/>
    </style:style>
    <style:style style:name="T10" style:family="text">
      <style:text-properties fo:font-size="16pt" style:text-underline-style="none" fo:font-weight="normal" officeooo:rsid="002a7685" style:font-size-asian="16pt" style:font-weight-asian="normal" style:font-size-complex="16pt" style:font-weight-complex="normal"/>
    </style:style>
    <style:style style:name="T11" style:family="text">
      <style:text-properties fo:font-size="16pt" style:text-underline-style="none" style:font-size-asian="16pt" style:font-size-complex="16pt"/>
    </style:style>
    <style:style style:name="T12" style:family="text">
      <style:text-properties fo:font-size="16pt" style:text-underline-style="none" officeooo:rsid="00268d80" style:font-size-asian="16pt" style:font-size-complex="16pt"/>
    </style:style>
    <style:style style:name="T13" style:family="text">
      <style:text-properties fo:font-size="26pt" style:font-size-asian="26pt" style:font-size-complex="26pt"/>
    </style:style>
    <style:style style:name="T14" style:family="text">
      <style:text-properties fo:font-size="26pt" fo:font-weight="bold" officeooo:rsid="0016d1a8" style:font-size-asian="22.75pt" style:font-weight-asian="bold" style:font-size-complex="26pt" style:font-weight-complex="bold"/>
    </style:style>
    <style:style style:name="T15" style:family="text">
      <style:text-properties officeooo:rsid="00204765"/>
    </style:style>
    <style:style style:name="T16" style:family="text">
      <style:text-properties officeooo:rsid="00206481"/>
    </style:style>
    <style:style style:name="T17" style:family="text">
      <style:text-properties fo:font-weight="bold" style:font-weight-asian="bold" style:font-weight-complex="bold"/>
    </style:style>
    <style:style style:name="T18" style:family="text">
      <style:text-properties fo:font-weight="bold" officeooo:rsid="0016d1a8" style:font-weight-asian="bold" style:font-weight-complex="bold"/>
    </style:style>
    <style:style style:name="T19" style:family="text">
      <style:text-properties fo:font-weight="bold" officeooo:rsid="002bd2dc" style:font-weight-asian="bold" style:font-weight-complex="bold"/>
    </style:style>
    <style:style style:name="T20" style:family="text">
      <style:text-properties fo:font-weight="bold" officeooo:rsid="002c28ba" style:font-weight-asian="bold" style:font-weight-complex="bold"/>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officeooo:rsid="002e7858"/>
    </style:style>
    <style:style style:name="T23" style:family="text">
      <style:text-properties style:text-underline-style="none"/>
    </style:style>
    <style:style style:name="T24" style:family="text">
      <style:text-properties style:text-underline-style="none" officeooo:rsid="002558fe"/>
    </style:style>
    <style:style style:name="T25" style:family="text">
      <style:text-properties officeooo:rsid="001afbfa"/>
    </style:style>
    <style:style style:name="T26" style:family="text">
      <style:text-properties officeooo:rsid="00184116"/>
    </style:style>
    <style:style style:name="T27" style:family="text">
      <style:text-properties fo:font-size="18pt" officeooo:rsid="0018ef64" style:font-size-asian="18pt" style:font-size-complex="18pt"/>
    </style:style>
    <style:style style:name="T28" style:family="text">
      <style:text-properties fo:font-size="18pt" officeooo:rsid="002ec40d" style:font-size-asian="18pt" style:font-size-complex="18pt"/>
    </style:style>
    <style:style style:name="T29"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30" style:family="text">
      <style:text-properties fo:font-size="18pt" style:text-underline-style="solid" style:text-underline-width="auto" style:text-underline-color="font-color" officeooo:rsid="002e7858" style:font-size-asian="18pt" style:font-size-complex="18pt"/>
    </style:style>
    <style:style style:name="T31" style:family="text">
      <style:text-properties fo:font-size="24pt" fo:font-weight="bold" officeooo:rsid="00252724" style:font-size-asian="24pt" style:font-weight-asian="bold" style:font-size-complex="24pt" style:font-weight-complex="bold"/>
    </style:style>
    <style:style style:name="T32" style:family="text">
      <style:text-properties fo:font-size="24pt" fo:font-weight="bold" officeooo:rsid="002558fe" style:font-size-asian="24pt" style:font-weight-asian="bold" style:font-size-complex="24pt" style:font-weight-complex="bold"/>
    </style:style>
    <style:style style:name="T33" style:family="text">
      <style:text-properties fo:font-size="24pt" style:text-underline-style="solid" style:text-underline-width="auto" style:text-underline-color="font-color" fo:font-weight="bold" officeooo:rsid="00252724" style:font-size-asian="24pt" style:font-weight-asian="bold" style:font-size-complex="24pt" style:font-weight-complex="bold"/>
    </style:style>
    <style:style style:name="T34" style:family="text">
      <style:text-properties fo:font-size="24pt" style:text-underline-style="none" fo:font-weight="bold" officeooo:rsid="00252724" style:font-size-asian="24pt" style:font-weight-asian="bold" style:font-size-complex="24pt" style:font-weight-complex="bold"/>
    </style:style>
    <style:style style:name="T35" style:family="text">
      <style:text-properties fo:font-size="24pt" officeooo:rsid="001e8959" style:font-size-asian="24pt" style:font-size-complex="24pt"/>
    </style:style>
    <style:style style:name="T36" style:family="text">
      <style:text-properties officeooo:rsid="002558fe"/>
    </style:style>
    <style:style style:name="T37" style:family="text">
      <style:text-properties fo:font-weight="normal" officeooo:rsid="002df3b7" style:font-weight-asian="normal" style:font-weight-complex="normal"/>
    </style:style>
    <style:style style:name="T38" style:family="text">
      <style:text-properties fo:font-weight="normal" officeooo:rsid="002e7858" style:font-weight-asian="normal" style:font-weight-complex="normal"/>
    </style:style>
    <style:style style:name="T39"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40" style:family="text">
      <style:text-properties fo:font-size="20pt" style:text-underline-style="solid" style:text-underline-width="auto" style:text-underline-color="font-color" fo:font-weight="bold" officeooo:rsid="002558fe" style:font-size-asian="20pt" style:font-weight-asian="bold" style:font-size-complex="20pt" style:font-weight-complex="bold"/>
    </style:style>
    <style:style style:name="T41" style:family="text">
      <style:text-properties fo:font-size="20pt" style:text-underline-style="solid" style:text-underline-width="auto" style:text-underline-color="font-color" fo:font-weight="bold" officeooo:rsid="00252724" style:font-size-asian="20pt" style:font-weight-asian="bold" style:font-size-complex="20pt" style:font-weight-complex="bold"/>
    </style:style>
    <style:style style:name="T42" style:family="text">
      <style:text-properties fo:font-size="20pt" style:text-underline-style="solid" style:text-underline-width="auto" style:text-underline-color="font-color" fo:font-weight="bold" officeooo:rsid="0026ab01" style:font-size-asian="20pt" style:font-weight-asian="bold" style:font-size-complex="20pt" style:font-weight-complex="bold"/>
    </style:style>
    <style:style style:name="T43" style:family="text">
      <style:text-properties fo:font-size="20pt" style:text-underline-style="solid" style:text-underline-width="auto" style:text-underline-color="font-color" fo:font-weight="bold" officeooo:rsid="002959d7" style:font-size-asian="17.5pt" style:font-weight-asian="bold" style:font-size-complex="20pt" style:font-weight-complex="bold"/>
    </style:style>
    <style:style style:name="T44" style:family="text">
      <style:text-properties fo:font-size="20pt" fo:font-weight="bold" officeooo:rsid="002959d7" style:font-size-asian="17.5pt" style:font-weight-asian="bold" style:font-size-complex="20pt" style:font-weight-complex="bold"/>
    </style:style>
    <style:style style:name="T45" style:family="text">
      <style:text-properties fo:font-size="20pt" fo:font-weight="bold" style:font-size-asian="20pt" style:font-weight-asian="bold" style:font-size-complex="20pt" style:font-weight-complex="bold"/>
    </style:style>
    <style:style style:name="T46" style:family="text">
      <style:text-properties officeooo:rsid="002bab41"/>
    </style:style>
    <style:style style:name="T47" style:family="text">
      <style:text-properties style:font-name="Liberation Serif" fo:font-size="16pt" style:font-size-asian="16pt" style:font-size-complex="16pt"/>
    </style:style>
    <style:style style:name="T48" style:family="text">
      <style:text-properties style:font-name="Liberation Serif" fo:font-size="16pt" officeooo:rsid="002bab41" style:font-size-asian="16pt" style:font-size-complex="16pt"/>
    </style:style>
    <style:style style:name="T49" style:family="text">
      <style:text-properties style:font-name="Liberation Serif" fo:font-size="16pt" fo:font-weight="normal" officeooo:rsid="002df3b7" style:font-size-asian="14pt" style:font-weight-asian="normal" style:font-size-complex="16pt" style:font-weight-complex="normal"/>
    </style:style>
    <style:style style:name="T50" style:family="text">
      <style:text-properties style:font-name="Liberation Serif" fo:font-size="16pt" fo:font-weight="normal" officeooo:rsid="002e7858" style:font-size-asian="14pt" style:font-weight-asian="normal" style:font-size-complex="16pt" style:font-weight-complex="normal"/>
    </style:style>
    <style:style style:name="T51" style:family="text">
      <style:text-properties style:font-name="Liberation Serif" fo:font-size="16pt" fo:font-weight="normal" officeooo:rsid="002df3b7" style:font-size-asian="16pt" style:font-weight-asian="normal" style:font-size-complex="16pt" style:font-weight-complex="normal"/>
    </style:style>
    <style:style style:name="T52" style:family="text">
      <style:text-properties style:font-name="Liberation Serif" fo:font-size="20pt" fo:font-weight="bold" officeooo:rsid="002df3b7" style:font-size-asian="17.5pt" style:font-weight-asian="bold" style:font-size-complex="20pt" style:font-weight-complex="bold"/>
    </style:style>
    <style:style style:name="T53" style:family="text">
      <style:text-properties style:font-name="Liberation Serif" fo:font-size="18pt" style:text-underline-style="solid" style:text-underline-width="auto" style:text-underline-color="font-color" fo:font-weight="bold" officeooo:rsid="002df3b7" style:font-size-asian="18pt" style:font-weight-asian="bold" style:font-size-complex="18pt" style:font-weight-complex="bold"/>
    </style:style>
    <style:style style:name="T54" style:family="text">
      <style:text-properties style:font-name="Liberation Serif" fo:font-size="18pt" style:text-underline-style="solid" style:text-underline-width="auto" style:text-underline-color="font-color" fo:font-weight="bold" officeooo:rsid="002e7858" style:font-size-asian="18pt" style:font-weight-asian="bold" style:font-size-complex="18pt" style:font-weight-complex="bold"/>
    </style:style>
    <style:style style:name="T55" style:family="text">
      <style:text-properties style:font-name="Liberation Mono"/>
    </style:style>
    <style:style style:name="T56" style:family="text">
      <style:text-properties fo:font-size="15pt" fo:font-weight="bold" officeooo:rsid="001e8959" style:font-size-asian="15pt" style:font-weight-asian="bold" style:font-size-complex="15pt" style:font-weight-complex="bold"/>
    </style:style>
    <style:style style:name="T57" style:family="text">
      <style:text-properties officeooo:rsid="002bd2dc"/>
    </style:style>
    <style:style style:name="T58" style:family="text">
      <style:text-properties officeooo:rsid="002c28ba"/>
    </style:style>
    <style:style style:name="T59" style:family="text">
      <style:text-properties style:font-name="sans-serif" officeooo:rsid="002df3b7"/>
    </style:style>
    <style:style style:name="T60" style:family="text">
      <style:text-properties officeooo:rsid="002e7858"/>
    </style:style>
    <style:style style:name="T61" style:family="text">
      <style:text-properties officeooo:rsid="0031a4d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89cm" fo:text-indent="-0.635cm" fo:margin-left="1.28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24cm" fo:text-indent="-0.635cm" fo:margin-left="1.92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59cm" fo:text-indent="-0.635cm" fo:margin-left="2.55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94cm" fo:text-indent="-0.635cm" fo:margin-left="3.19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29cm" fo:text-indent="-0.635cm" fo:margin-left="3.82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64cm" fo:text-indent="-0.635cm" fo:margin-left="4.46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99cm" fo:text-indent="-0.635cm" fo:margin-left="5.09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34cm" fo:text-indent="-0.635cm" fo:margin-left="5.73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69cm" fo:text-indent="-0.635cm" fo:margin-left="6.36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4cm" fo:text-indent="-0.635cm" fo:margin-left="7.004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746cm" fo:text-indent="-0.635cm" fo:margin-left="1.7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81cm" fo:text-indent="-0.635cm" fo:margin-left="2.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16cm" fo:text-indent="-0.635cm" fo:margin-left="3.0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51cm" fo:text-indent="-0.635cm" fo:margin-left="3.6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86cm" fo:text-indent="-0.635cm" fo:margin-left="4.2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21cm" fo:text-indent="-0.635cm" fo:margin-left="4.9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56cm" fo:text-indent="-0.635cm" fo:margin-left="5.5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91cm" fo:text-indent="-0.635cm" fo:margin-left="6.1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26cm" fo:text-indent="-0.635cm" fo:margin-left="6.8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61cm" fo:text-indent="-0.635cm" fo:margin-left="7.46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4"><text:s text:c="9"/><text:span text:style-name="T13">Internship Report</text:span> </text:p>
      <text:p text:style-name="P5"><text:s text:c="38"/></text:p>
      <text:p text:style-name="P5"/>
      <text:p text:style-name="P6"><text:s text:c="43"/></text:p>
      <text:p text:style-name="P6"/>
      <text:p text:style-name="P6"><text:s text:c="41"/><text:span text:style-name="T56">May-June 2016</text:span></text:p>
      <text:p text:style-name="P7"/>
      <text:p text:style-name="P7"><text:s text:c="42"/>At </text:p>
      <text:p text:style-name="P19"><text:s text:c="39"/></text:p>
      <text:p text:style-name="P2"/>
      <text:p text:style-name="P2"><text:s text:c="33"/><text:span text:style-name="T35">Qvantel,Hyderabad</text:span></text:p>
      <text:p text:style-name="P12"/>
      <text:p text:style-name="P1"/>
      <text:p text:style-name="P1"/>
      <text:p text:style-name="P1"/>
      <text:p text:style-name="P1"/>
      <text:p text:style-name="P1"/>
      <text:p text:style-name="P17"/>
      <text:p text:style-name="P17"/>
      <text:p text:style-name="P17"/>
      <text:p text:style-name="P17"/>
      <text:p text:style-name="P17"/>
      <text:p text:style-name="P17"/>
      <text:p text:style-name="P17">Name: G.Anusha</text:p>
      <text:p text:style-name="P18"/>
      <text:p text:style-name="P17">Start Date of Internship: 16-05-2016</text:p>
      <text:p text:style-name="P17"/>
      <text:p text:style-name="P17">End Date of Internship:-<text:span text:style-name="T61">01</text:span>-0<text:span text:style-name="T61">7</text:span>-2016</text:p>
      <text:p text:style-name="P17"/>
      <text:p text:style-name="P17">Company:Qvantel</text:p>
      <text:p text:style-name="P17"/>
      <text:p text:style-name="P17">Area:Hyderabad</text:p>
      <text:p text:style-name="P1"/>
      <text:p text:style-name="P1"><text:soft-page-break/></text:p>
      <text:p text:style-name="P1"/>
      <text:p text:style-name="P51">Contents:</text:p>
      <text:list xml:id="list2718579908886417157" text:style-name="L1">
        <text:list-item>
          <text:p text:style-name="P65">Acknowledgement</text:p>
        </text:list-item>
        <text:list-item>
          <text:p text:style-name="P66">Descripton of the Company</text:p>
        </text:list-item>
        <text:list-item>
          <text:p text:style-name="P67">Internship Activities :</text:p>
        </text:list-item>
      </text:list>
      <text:list xml:id="list5367495058709227067" text:style-name="L2">
        <text:list-item>
          <text:p text:style-name="P68">Introduction to BSS </text:p>
        </text:list-item>
        <text:list-item>
          <text:p text:style-name="P68">Python Programming Language</text:p>
        </text:list-item>
        <text:list-item>
          <text:p text:style-name="P68"><text:span text:style-name="T57">Web</text:span> Framework<text:span text:style-name="T57">s and its working</text:span></text:p>
        </text:list-item>
        <text:list-item>
          <text:p text:style-name="P68">Operations using Python and Django framework</text:p>
        </text:list-item>
      </text:list>
      <text:p text:style-name="P44"><text:s text:c="5"/><text:span text:style-name="T60">4.Conclusion</text:span></text:p>
      <text:p text:style-name="P45"><text:s text:c="5"/><text:span text:style-name="T60">5</text:span>.References</text:p>
      <text:p text:style-name="P9"/>
      <text:p text:style-name="P9"/>
      <text:p text:style-name="P9"/>
      <text:p text:style-name="P9"/>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32"/>
      <text:p text:style-name="P32"><text:span text:style-name="T60">1.</text:span><text:span text:style-name="T22">A</text:span><text:span text:style-name="T30">CKNOWLEDGEMENT</text:span><text:span text:style-name="T60">:</text:span></text:p>
      <text:p text:style-name="P33">The internship opportunity I had with <text:span text:style-name="T15">Qvantel</text:span> was a great chance for learning and professional development. Therefore, I consider myself as a very lucky individual as I was provided with an opportunity to be a part of it. I am also grateful for having a chance to meet so many wonderful people and professionals who led me though this internship period.</text:p>
      <text:p text:style-name="P24">Bearing in mind previous I am using this opportunity to express my deepest gratitude and special thanks to the <text:span text:style-name="T16">Mr.Mahender Nandikonda</text:span> <text:s/>who in spite of being extraordinarily busy with his duties, took time out to hear, guide and keep me on the correct path and allowing me to carry out my project at their esteemed organization and extending during the training.</text:p>
      <text:p text:style-name="P24">I express my deepest thanks to <text:span text:style-name="T15">Mr.Srinivas and Mr.Rajashekar </text:span>for taking part in useful decision &amp; giving necessary advices and guidance and arranged all facilities to make <text:s/>easier. I choose this moment to acknowledge his contribution gratefully.</text:p>
      <text:p text:style-name="P24">It is my radiant sentiment to place on record my best regards, deepest sense of gratitude to Mr.<text:span text:style-name="T15">Vikram</text:span>, , Mr.<text:span text:style-name="T16">Vikash and </text:span>Mr.<text:span text:style-name="T16">Manoj</text:span> for their careful and precious guidance which were extremely valuable for my study both theoretically and practically.</text:p>
      <text:p text:style-name="P53">I perceive as this opportunity as a big milestone in my career development. I will strive to use gained skills and knowledge in the best possible way, and I will continue to work on their improvement, in order to attain desired career objectives. Hope to continue cooperation with all of you in the future.</text:p>
      <text:p text:style-name="P41"/>
      <text:p text:style-name="P41"/>
      <text:p text:style-name="P41"/>
      <text:p text:style-name="P41"/>
      <text:p text:style-name="P41"><text:soft-page-break/></text:p>
      <text:p text:style-name="P41"/>
      <text:p text:style-name="P41"><text:span text:style-name="T32">2</text:span><text:span text:style-name="T31">.</text:span><text:span text:style-name="T33">Description of the company</text:span><text:span text:style-name="T34"> </text:span></text:p>
      <text:p text:style-name="P11"/>
      <text:p text:style-name="P10"><text:s/><text:span text:style-name="T14">Qvantel</text:span></text:p>
      <text:p text:style-name="P13"/>
      <text:p text:style-name="P8"><text:span text:style-name="T18">H</text:span><text:span text:style-name="T17">istory:-</text:span></text:p>
      <text:list xml:id="list2941885543818244085" text:style-name="L3">
        <text:list-item>
          <text:p text:style-name="P54">Qvantel is a global 20-year-old IT company whose roots are in the pre-internet era in Finland. The company was founded in 1995 as Starnet Systems and in the early years it was focused on Public Switch Telephone Network (PSTN) billing software for Scandinavian teleoperators.</text:p>
        </text:list-item>
        <text:list-item>
          <text:p text:style-name="P55">In 1995 the company got its first telecommunication company client, NordNet. During the next years TDC (previously Tele1 Europe) became a customer who helped the company to expand to Sweden, Norway and Denmar<text:span text:style-name="T25">k.</text:span></text:p>
        </text:list-item>
      </text:list>
      <text:p text:style-name="P20">Company:-</text:p>
      <text:list xml:id="list1916077382722838199" text:style-name="L4">
        <text:list-item>
          <text:p text:style-name="P57">Qvantel provides cloud-based business support solutions (BSS) and software consulting services to telecommunications service providers, wireless device vendors, and e-invoicing and directory-search markets in Finland and internationally. </text:p>
        </text:list-item>
      </text:list>
      <text:list xml:id="list3746040641174449994" text:style-name="L5">
        <text:list-item>
          <text:p text:style-name="P48"><text:span text:style-name="T1">Its products include BSS Platform, a customer care and billing solution for service providers</text:span> </text:p>
          <text:p text:style-name="P48"/>
        </text:list-item>
        <text:list-item>
          <text:p text:style-name="P49">Qvantel is a designer of the digital world.With unique BSS offering you get modern tools to attract and engage your customers, provide new services and products, and manage your revenue streams. </text:p>
        </text:list-item>
      </text:list>
      <text:p text:style-name="P3"/>
      <text:list xml:id="list174410384714124" text:continue-numbering="true" text:style-name="L5">
        <text:list-item>
          <text:p text:style-name="P49">The company also provides a customer care module that enables creation, modification, and termination of subscribers and services, as well as provides functionality for trouble ticketing and browsing <text:soft-page-break/>subscriber and call information. </text:p>
        </text:list-item>
      </text:list>
      <text:p text:style-name="P3"/>
      <text:list xml:id="list174409283210551" text:continue-numbering="true" text:style-name="L5">
        <text:list-item>
          <text:p text:style-name="P49"><text:span text:style-name="T26">Their </text:span>business acceleration services provide you your domain specific consultancy to further advance your business to stand out from your competitors.</text:p>
          <text:p text:style-name="P49"/>
        </text:list-item>
        <text:list-item>
          <text:p text:style-name="P49">Qvantel’s full BSS stack supports your business on a daily basis and our automated fulfilment process and catalogue driven order orchestration makes your life easier.</text:p>
          <text:p text:style-name="P49"/>
        </text:list-item>
        <text:list-item>
          <text:p text:style-name="P49"><text:span text:style-name="T26">S</text:span>tack supports your needs to engage and serve both, B2B and B2C clients with ease and efficiency. We also address your evolving needs in engaging your customers through e-commerce and <text:span text:style-name="T26">o</text:span>mni-channel platforms.</text:p>
          <text:p text:style-name="P49"/>
        </text:list-item>
        <text:list-item>
          <text:p text:style-name="P49">Qvantel offers solutions to keep your sales and billing running reliably and smoothly – automated credit decisions can be made with our credit decision tool.</text:p>
        </text:list-item>
      </text:list>
      <text:h text:style-name="P69" text:outline-level="3"><text:span text:style-name="Strong_20_Emphasis"><text:span text:style-name="T27"><text:s text:c="3"/></text:span></text:span></text:h>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pan text:style-name="Strong_20_Emphasis"><text:span text:style-name="T27"/></text:span></text:p>
      <text:h text:style-name="P70" text:outline-level="3"><text:soft-page-break/><text:span text:style-name="T40">3</text:span><text:span text:style-name="T41">.Internship Activities:</text:span></text:h>
      <text:p text:style-name="P34"><text:span text:style-name="T36"><text:s/>Introduction to BSS</text:span><text:span text:style-name="T24">:-</text:span></text:p>
      <text:p text:style-name="P35"><text:span text:style-name="T23"><text:s text:c="7"/></text:span><text:span text:style-name="T6">Qvantel deals mostly with the cloud -based bussiness support solutions.We have got many things to learn about what is BSS and its working.</text:span></text:p>
      <text:p text:style-name="P35"><text:span text:style-name="T9"><text:s text:c="9"/>Business support systems (BSS) are the components that a</text:span><text:span text:style-name="T11"> </text:span><text:a xlink:type="simple" xlink:href="https://en.wikipedia.org/wiki/Telecommunications_service_provider">telecommunications service provider</text:a><text:span text:style-name="T9"> (or </text:span><text:a xlink:type="simple" xlink:href="https://en.wikipedia.org/wiki/Telephone_company">telco</text:a><text:span text:style-name="T9">) uses to run its business</text:span><text:span text:style-name="T11"> </text:span><text:span text:style-name="T9">operations towards customers.</text:span></text:p>
      <text:p text:style-name="P38"><text:span text:style-name="T11"><text:s text:c="9"/>Together with </text:span><text:a xlink:type="simple" xlink:href="https://en.wikipedia.org/wiki/Operations_support_system">operations support systems</text:a><text:span text:style-name="T11"> (OSS), they are used to support various end-to-end telecommunication services (e.g., telephone services)</text:span></text:p>
      <text:p text:style-name="P38"><text:span text:style-name="T11"><text:s/></text:span><text:span text:style-name="T12">BSS mainly deals with :-</text:span></text:p>
      <text:p text:style-name="P58">1.Product management,</text:p>
      <text:p text:style-name="P58">2.Customer management,</text:p>
      <text:p text:style-name="P58">3.Revenue management and </text:p>
      <text:p text:style-name="P58">4.Order management.</text:p>
      <text:p text:style-name="P59"><text:s text:c="6"/>To learn about BSS was very much intresting because all these things will not be thought to us in our colleges</text:p>
      <text:p text:style-name="P39"><text:span text:style-name="T42">Learning </text:span><text:span text:style-name="T39">Python Programming Language</text:span><text:span text:style-name="T45">:</text:span></text:p>
      <text:p text:style-name="P26"><text:s text:c="9"/>As I was aware of only C Programming language,to perfrom the tasks or porject given by the company to us need a programming language other than C such as, Java,Python and Scala.I choosed to learn python programming language.This took a period of two weeks to get some breif knowledge on python.</text:p>
      <text:p text:style-name="P26"><text:s text:c="7"/>After getting some brief knowledge about Python,I need to perform some <text:s/>basic tasks based on python,such as:</text:p>
      <text:list xml:id="list9117796817431593194" text:style-name="L6">
        <text:list-item>
          <text:p text:style-name="P60">Writing a program that selects a secret number. A user will have four chances to predict that number through user input. Hint should be <text:soft-page-break/>provided on each input that guessed number is greater than or less than secret number.</text:p>
        </text:list-item>
        <text:list-item>
          <text:p text:style-name="P60">Write a program to create a fibonacci series: (0,1,1,2,3,5,8,13) </text:p>
        </text:list-item>
        <text:list-item>
          <text:p text:style-name="P60">Python Program to Make a Simple Calculator. </text:p>
        </text:list-item>
        <text:list-item>
          <text:p text:style-name="P60">Python Program to Print all Prime Numbers in an Interval.</text:p>
        </text:list-item>
      </text:list>
      <text:p text:style-name="P26"><text:span text:style-name="T21"><text:s/></text:span><text:span text:style-name="T43">Web Frameworks and working</text:span><text:span text:style-name="T44">:</text:span></text:p>
      <text:p text:style-name="P37"><text:span text:style-name="T4"><text:s text:c="16"/>A Web framework is a collection of packages or modules which allow developers to write Web applications (see </text:span><text:a xlink:type="simple" xlink:href="https://wiki.python.org/moin/WebApplications"><text:span text:style-name="T4">WebApplications</text:span></text:a><text:span text:style-name="T4">) or services without having to handle such low-level details as protocols, sockets or process/thread management. </text:span></text:p>
      <text:p text:style-name="P37"><text:span text:style-name="T4"><text:s text:c="14"/></text:span><text:span text:style-name="T5">There are different kinds of frameworks used in python to build a web application.They are Flask,Django,Pyramid,Bottel etc</text:span></text:p>
      <text:p text:style-name="P40"><text:span text:style-name="T7"><text:s text:c="13"/></text:span><text:span text:style-name="T10"><text:s/></text:span><text:span text:style-name="T1">Flask is a "microframework" primarily aimed at small applications with simpler requirements. </text:span></text:p>
      <text:p text:style-name="P56"><text:s text:c="14"/>Pyramid and Django are both aimed at larger applications, but take different approaches to extensibility and flexibility. </text:p>
      <text:p text:style-name="P56"><text:s text:c="14"/>Pyramid targets flexibility and lets the developer use the right tools for their project. This means the developer can choose the database, URL structure, templating style, and more. </text:p>
      <text:p text:style-name="P40"><text:span text:style-name="T1"><text:s text:c="15"/>Django aims to include all the batteries a web application will need so developers need only open the box and start working, pulling i</text:span><text:span text:style-name="T2">n </text:span><text:span text:style-name="T1">Django's many modules as they go.</text:span></text:p>
      <text:p text:style-name="P40"><text:span text:style-name="T1"><text:s text:c="14"/></text:span><text:span text:style-name="T2">Hence Django is used majorly to build a web application,with small codes which is user freindly.I choosed to build the web application using Django framework.</text:span></text:p>
      <text:p text:style-name="P56"><text:s text:c="3"/></text:p>
      <text:list xml:id="list3963009899015828791" text:style-name="L7">
        <text:list-item>
          <text:p text:style-name="P63">Operations using python and django framework:</text:p>
        </text:list-item>
      </text:list>
      <text:p text:style-name="P27"><text:soft-page-break/><text:s text:c="9"/>The main task which we performed in the internship is to build a customer application which will be having its registration form,adding a new customer form and editing form of the customer details.</text:p>
      <text:p text:style-name="P21">Steps to create a application on django administration site:-</text:p>
      <text:list xml:id="list1738583903487588185" text:style-name="L8">
        <text:list-item>
          <text:p text:style-name="P61">Install python,django and databases </text:p>
        </text:list-item>
        <text:list-item>
          <text:p text:style-name="P61">Create a project:</text:p>
          <text:p text:style-name="P72"><text:s/>$ django-admin startproject mysite</text:p>
          <text:p text:style-name="P71"><text:span text:style-name="T8"><text:s/></text:span><text:span text:style-name="T1">This will create a </text:span><text:span text:style-name="Source_20_Text"><text:span text:style-name="T1">mysite</text:span></text:span><text:span text:style-name="T1"> directory in your current directory.</text:span></text:p>
        </text:list-item>
      </text:list>
      <text:p text:style-name="P73"/>
      <text:list xml:id="list174410704202998" text:continue-numbering="true" text:style-name="L8">
        <text:list-item>
          <text:p text:style-name="P74">The Develpment server:</text:p>
          <text:p text:style-name="P71"><text:span text:style-name="T48"><text:s text:c="8"/></text:span><text:span text:style-name="T47">Let’s verify your Django project works. Change into the outer </text:span><text:span text:style-name="Source_20_Text"><text:span text:style-name="T47">mysite</text:span></text:span><text:span text:style-name="T47"> directory </text:span><text:span text:style-name="T48">and </text:span><text:span text:style-name="T47">run the following commands:</text:span></text:p>
        </text:list-item>
      </text:list>
      <text:p text:style-name="P46"><text:s text:c="12"/><text:span text:style-name="T55"><text:s text:c="2"/>$ python manage.py runserver</text:span></text:p>
      <text:list xml:id="list174410406571139" text:continue-numbering="true" text:style-name="L8">
        <text:list-item>
          <text:p text:style-name="P61">Create an app :</text:p>
          <text:p text:style-name="P61">Your apps can live anywhere on your <text:a xlink:type="simple" xlink:href="https://docs.python.org/3/tutorial/modules.html#tut-searchpath">Python path</text:a>. <text:s/>we’ll create our app right next to your <text:span text:style-name="Source_20_Text">manage.py</text:span> file so that it can be imported as its own top-level module, rather than a submodule of <text:span text:style-name="Source_20_Text">mysite</text:span>.</text:p>
        </text:list-item>
      </text:list>
      <text:p text:style-name="Text_20_body"><text:s text:c="25"/><text:span text:style-name="T3">T</text:span><text:span text:style-name="T1">o create your app, make sure you’re in the same directory as <text:s text:c="11"/></text:span><text:span text:style-name="Source_20_Text"><text:span text:style-name="T1">manage.py</text:span></text:span><text:span text:style-name="T1"> and type this command:</text:span></text:p>
      <text:p text:style-name="P47"><text:s text:c="5"/>$ python manage.py startapp <text:span text:style-name="T46">customer application</text:span></text:p>
      <text:p text:style-name="P28">Hence with these steps,we created an customer application in the django administration site.</text:p>
      <text:p text:style-name="P25">Customer Application description: </text:p>
      <text:p text:style-name="P28">A project in the Django framework consists of packages: </text:p>
      <text:p text:style-name="P28"><text:s text:c="7"/>Packages are a way of structuring Python’s module namespace by using “dotted module names”. For example, the module name A.B designates a submodule named B in a package named A </text:p>
      <text:p text:style-name="P25"/>
      <text:p text:style-name="P25"><text:soft-page-break/>Setting.py in a Project: </text:p>
      <text:p text:style-name="P28"><text:span text:style-name="T57">W</text:span>e can change the settings in a project like <text:s/>database etc by changing the code in settings.py <text:s/></text:p>
      <text:p text:style-name="P25">Urls.py in a Project : </text:p>
      <text:p text:style-name="P28">This file is located in project , in which an application is created.Here we have to mention various Urls and their location when respective Urls is called . </text:p>
      <text:p text:style-name="P28">After Creating an application in a project <text:s/>We should have the following modules in the application by default which consists of </text:p>
      <text:p text:style-name="P25">__init.py__ - </text:p>
      <text:p text:style-name="P28">The __init__.py files are required to make Python treat the directories as containing packages; this is done to prevent directories with a common name, such as string, from unintentionally hiding valid modules that occur later on the module search path. In the simplest case, __init__.py can just be an empty file. </text:p>
      <text:p text:style-name="P28"><text:span text:style-name="T17">Admin.py</text:span> – This file consists of the details which should be shown in administration site. </text:p>
      <text:p text:style-name="P28"><text:span text:style-name="T20">M</text:span><text:span text:style-name="T17">igrations</text:span>-- <text:span text:style-name="T57">T</text:span>his <text:span text:style-name="T57">file</text:span> consists of an another empty file __init.py__ . </text:p>
      <text:p text:style-name="P28"><text:span text:style-name="T17">Tests.py </text:span>– This file <text:span text:style-name="T57">will </text:span>consists of the testing codes in python. </text:p>
      <text:p text:style-name="P28"><text:span text:style-name="T17">Models.py</text:span>-- This file consists of all the models which we want to have in our following application according to our requirements . </text:p>
      <text:p text:style-name="P31">To create a customer application we created three different models according to our requirements</text:p>
      <text:p text:style-name="P30"><text:span text:style-name="T17"><text:s/>Customer Model</text:span> : This Model consists of various fields which we need according to requirements related to respective customer <text:s/>such as user name , firstname , lastname , city, age etc , Now the customer should have their respective rateplans which includes different packages they use . So it links up with the Rateplans model which again a rateplans links up with the packages model with the help of a foreign key and a manytomany field <text:s/></text:p>
      <text:p text:style-name="P30"><text:soft-page-break/><text:span text:style-name="T17">Rateplans Model</text:span>: This Model consists of fields which includes the name of the rateplan and its date, time at which the respective plan is used by a particular customer . In a particular Rateplans , it includes number of packages which is done by linking up with the packages model using manytomany field . For example a single Rateplan includes two different types of packages such as a message , calls package . </text:p>
      <text:p text:style-name="P28"><text:span text:style-name="T17">Packages Model</text:span> : This Model consists of fields which includes a package name and its cost of usage . For example a message package which has a cost of Rs.40 . </text:p>
      <text:p text:style-name="P28"><text:span text:style-name="T17">Views.py</text:span> : This file conists of the python code which includes the functions that has a httpresponse or a file that should be rendered to be viewed </text:p>
      <text:p text:style-name="P28"><text:span text:style-name="T19">F</text:span><text:span text:style-name="T17">orms.py</text:span> : This file should be created , it is not there by default .In this file we create forms according to respective model which should be shown for us on a public site and the fields that should be filled and stored as data into the database. This again should be used in Views.py as the Form should be displayed for us on public site </text:p>
      <text:p text:style-name="P29"><text:span text:style-name="T17">Html pages</text:span> : <text:span text:style-name="T57">T</text:span>hese are created in the Same directory in a file called templates which are used to view after particular operations</text:p>
      <text:p text:style-name="P29"><text:span text:style-name="T20">Templates: </text:span><text:span text:style-name="T58">In this file all the html pages are saved and again called back to the server from urls.py file</text:span> </text:p>
      <text:p text:style-name="P25">Adding <text:span text:style-name="T57">and editing features:</text:span></text:p>
      <text:p text:style-name="P28">To add an edit <text:span text:style-name="T57">details of customer </text:span><text:s/>after displaying a particular customer details , we should add a code consisting of function for editing in views.py that should display a form consiting of a particular customer details in it so that it can be changed and updated to the database </text:p>
      <text:p text:style-name="P28">To add a feature which conisits of an empty form of a customer which is added as new customer <text:s/>after filling the details and saving , we should add a new function in views.py that displays an empty form.</text:p>
      <text:p text:style-name="P14"><text:span text:style-name="T59"><text:s/></text:span><text:span text:style-name="T54">4</text:span><text:span text:style-name="T53">.</text:span><text:span text:style-name="T54">Conclusion</text:span><text:span text:style-name="T53">:</text:span></text:p>
      <text:p text:style-name="P14"><text:soft-page-break/><text:span text:style-name="T52"><text:s text:c="11"/></text:span><text:span text:style-name="T50">At the end I have got to know about what BSS is , Python Programming Language and Web frameworks which are helpfull to create a web application.</text:span></text:p>
      <text:p text:style-name="P50"/>
      <text:p text:style-name="P50"><text:s text:c="13"/>Learning all these things with the guidance of the members working here gave me a wonderful experience throught the internship.</text:p>
      <text:p text:style-name="P50"/>
      <text:p text:style-name="P15"><text:span text:style-name="T52"><text:s text:c="11"/></text:span><text:span text:style-name="T49">On the the whole ,this internship was a useful experience.I have gained new knowledge,skills and met many new people.I have gained several of</text:span><text:span text:style-name="T51"> my learning goals.I got insight into professional practise.</text:span></text:p>
      <text:p text:style-name="P16"><text:span text:style-name="T37"><text:s text:c="9"/></text:span><text:span text:style-name="T38"><text:s text:c="4"/></text:span></text:p>
      <text:p text:style-name="P16"><text:span text:style-name="T38"><text:s text:c="14"/></text:span><text:span text:style-name="T37"><text:s text:c="2"/></text:span>The internship was also good to find out what my streng<text:span text:style-name="T60">th</text:span> and weaknesses are. This helped me to define what skills and knowledge I have to improve in the coming time.</text:p>
      <text:p text:style-name="P43"/>
      <text:p text:style-name="P36">5.References:</text:p>
      <text:list xml:id="list1980137283531573868" text:style-name="L9">
        <text:list-item>
          <text:p text:style-name="P64"><text:span text:style-name="T28">Hyper text markup language available at - </text:span><text:a xlink:type="simple" xlink:href="http://www.tutorialspoint.com/html/index.htm"><text:span text:style-name="T28">http://www.tutorialspoint.com/html/index.htm</text:span></text:a></text:p>
        </text:list-item>
        <text:list-item>
          <text:p text:style-name="P64"><text:span text:style-name="T28">Python programming language course available at https://www.coursera.org/learn/python and </text:span><text:a xlink:type="simple" xlink:href="https://www.codecademy.com/learn"><text:span text:style-name="T28">https://www.codecademy.com/learn</text:span></text:a></text:p>
        </text:list-item>
        <text:list-item>
          <text:p text:style-name="P52">Mysql Data base at :</text:p>
          <text:p text:style-name="P64"><text:a xlink:type="simple" xlink:href="http://www.tutorialspoint.com/mysql/"><text:span text:style-name="T28">http://www.tutorialspoint.com/mysql/</text:span></text:a></text:p>
        </text:list-item>
        <text:list-item>
          <text:p text:style-name="P52">Writingfirst django app https://docs.djangoproject.com/en/1.9/intro/tutorial01/</text:p>
        </text:list-item>
      </text:list>
      <text:p text:style-name="P22"/>
      <text:p text:style-name="P22"/>
      <text:p text:style-name="P23"/>
      <text:p text:style-name="P23"/>
      <text:p text:style-name="P23"><text:span text:style-name="Strong_20_Emphasis"><text:span text:style-name="T2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9T16:28:40.016434491</meta:creation-date>
    <dc:date>2016-07-01T17:44:09.101339257</dc:date>
    <meta:editing-duration>PT1H52M30S</meta:editing-duration>
    <meta:editing-cycles>4</meta:editing-cycles>
    <meta:generator>LibreOffice/4.2.8.2$Linux_X86_64 LibreOffice_project/420m0$Build-2</meta:generator>
    <meta:document-statistic meta:table-count="0" meta:image-count="0" meta:object-count="0" meta:page-count="11" meta:paragraph-count="126" meta:word-count="1994" meta:character-count="12935" meta:non-whitespace-character-count="10485"/>
  </office:meta>
</office:document-meta>
</file>